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Config.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onfig.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onfig.beanFromUs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HierarchyWithMergedConfigLevelOneTests.load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